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officeooo:rsid="000a1004" officeooo:paragraph-rsid="000a1004"/>
    </style:style>
    <style:style style:name="P2" style:family="paragraph" style:parent-style-name="Standard">
      <style:paragraph-properties fo:line-height="100%" fo:text-align="center" style:justify-single-word="false"/>
      <style:text-properties officeooo:rsid="000a1004" officeooo:paragraph-rsid="000a1004"/>
    </style:style>
    <style:style style:name="P3" style:family="paragraph" style:parent-style-name="Standard">
      <style:paragraph-properties fo:line-height="100%" fo:text-align="start" style:justify-single-word="false"/>
      <style:text-properties officeooo:rsid="000a1004" officeooo:paragraph-rsid="000a1004"/>
    </style:style>
    <style:style style:name="P4" style:family="paragraph" style:parent-style-name="Standard">
      <style:paragraph-properties fo:line-height="100%" fo:text-align="start" style:justify-single-word="false"/>
      <style:text-properties officeooo:rsid="000a1004" officeooo:paragraph-rsid="0011456a"/>
    </style:style>
    <style:style style:name="P5" style:family="paragraph" style:parent-style-name="Standard">
      <style:paragraph-properties fo:line-height="100%" fo:text-align="justify" style:justify-single-word="false"/>
      <style:text-properties officeooo:rsid="000ff3e1" officeooo:paragraph-rsid="000ff3e1"/>
    </style:style>
    <style:style style:name="P6" style:family="paragraph" style:parent-style-name="Standard">
      <style:paragraph-properties fo:line-height="100%" fo:text-align="center" style:justify-single-word="false"/>
      <style:text-properties officeooo:rsid="0002991f" officeooo:paragraph-rsid="0002991f"/>
    </style:style>
    <style:style style:name="P7" style:family="paragraph" style:parent-style-name="Standard">
      <style:paragraph-properties fo:line-height="100%" fo:text-align="center" style:justify-single-word="false"/>
      <style:text-properties officeooo:rsid="0002991f" officeooo:paragraph-rsid="000a1004"/>
    </style:style>
    <style:style style:name="P8" style:family="paragraph" style:parent-style-name="Standard">
      <style:paragraph-properties fo:line-height="100%" fo:text-align="justify" style:justify-single-word="false"/>
      <style:text-properties officeooo:rsid="0002991f" officeooo:paragraph-rsid="0002991f"/>
    </style:style>
    <style:style style:name="P9" style:family="paragraph" style:parent-style-name="Standard">
      <style:paragraph-properties fo:line-height="100%" fo:text-align="justify" style:justify-single-word="false"/>
      <style:text-properties officeooo:rsid="00066860" officeooo:paragraph-rsid="00066860"/>
    </style:style>
    <style:style style:name="P10" style:family="paragraph" style:parent-style-name="Standard">
      <style:paragraph-properties fo:line-height="100%" fo:text-align="justify" style:justify-single-word="false"/>
      <style:text-properties officeooo:rsid="000835a3" officeooo:paragraph-rsid="000835a3"/>
    </style:style>
    <style:style style:name="P11" style:family="paragraph" style:parent-style-name="Standard">
      <style:paragraph-properties fo:line-height="100%" fo:text-align="start" style:justify-single-word="false"/>
      <style:text-properties officeooo:rsid="0011456a" officeooo:paragraph-rsid="0011456a"/>
    </style:style>
    <style:style style:name="P12" style:family="paragraph" style:parent-style-name="Standard">
      <style:paragraph-properties fo:line-height="100%" fo:text-align="center" style:justify-single-word="false"/>
      <style:text-properties officeooo:rsid="0002991f" officeooo:paragraph-rsid="0002991f" fo:background-color="#ffff00"/>
    </style:style>
    <style:style style:name="T1" style:family="text">
      <style:text-properties officeooo:rsid="00066860"/>
    </style:style>
    <style:style style:name="T2" style:family="text">
      <style:text-properties officeooo:rsid="000835a3"/>
    </style:style>
    <style:style style:name="T3" style:family="text">
      <style:text-properties officeooo:rsid="000a1004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e9a21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ff3e1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2f9d1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e9a21" fo:background-color="#ffff00" loext:char-shading-value="0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e9a21" fo:background-color="#ffff00" loext:char-shading-value="0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ff3e1" fo:background-color="#ffff00" loext:char-shading-value="0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ff3e1" fo:background-color="#ffff00" loext:char-shading-value="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2f9d1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2f9d1" fo:background-color="#ffff00" loext:char-shading-value="0" style:font-size-asian="14pt" style:font-weight-asian="bold" style:font-size-complex="14pt" style:font-weight-complex="bold"/>
    </style:style>
    <style:style style:name="T14" style:family="text">
      <style:text-properties officeooo:rsid="000b4868"/>
    </style:style>
    <style:style style:name="T15" style:family="text">
      <style:text-properties officeooo:rsid="000c9562"/>
    </style:style>
    <style:style style:name="T16" style:family="text">
      <style:text-properties officeooo:rsid="000cdc64"/>
    </style:style>
    <style:style style:name="T17" style:family="text">
      <style:text-properties officeooo:rsid="000ff3e1"/>
    </style:style>
    <style:style style:name="T18" style:family="text">
      <style:text-properties officeooo:rsid="0011456a"/>
    </style:style>
    <style:style style:name="T19" style:family="text">
      <style:text-properties fo:font-style="italic" officeooo:rsid="000ff3e1" style:font-style-asian="italic" style:font-style-complex="italic"/>
    </style:style>
    <style:style style:name="T20" style:family="text">
      <style:text-properties officeooo:rsid="00125541"/>
    </style:style>
    <style:style style:name="T21" style:family="text">
      <style:text-properties officeooo:rsid="0012f9d1"/>
    </style:style>
    <style:style style:name="T22" style:family="text">
      <style:text-properties officeooo:rsid="0014d0d4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12f9d1" fo:background-color="#ffff00" loext:char-shading-value="0"/>
    </style:style>
    <style:style style:name="T25" style:family="text">
      <style:text-properties officeooo:rsid="0012f9d1" fo:background-color="#ffff00" loext:char-shading-value="0"/>
    </style:style>
    <style:style style:name="T26" style:family="text">
      <style:text-properties officeooo:rsid="000b4868" fo:background-color="#ffff00" loext:char-shading-value="0"/>
    </style:style>
    <style:style style:name="T27" style:family="text">
      <style:text-properties officeooo:rsid="000b4868" fo:background-color="#ffff00" loext:char-shading-value="0"/>
    </style:style>
    <style:style style:name="T28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4">PASLAUGŲ TEIKIMO SUTARTIS Nr. </text:span><text:span text:style-name="T9">2017/</text:span><text:span text:style-name="T11">0</text:span><text:span text:style-name="T13">2</text:span></text:p>
      <text:p text:style-name="P12">2017-0<text:span text:style-name="T17">5</text:span>-<text:span text:style-name="T17">19</text:span></text:p>
      <text:p text:style-name="P6">Šiauliai</text:p>
      <text:p text:style-name="P6"/>
      <text:p text:style-name="P8"><text:tab/>UAB Alūzo transportas, atstovaujama direktoriaus Andriaus Norkaus, toliau vadinamu Vykdytoju ir <text:span text:style-name="T25">Algimantas Čėjauskas</text:span> toliau vadinamu užsakovu, sudarėme šią sutartį:</text:p>
      <text:p text:style-name="P8">1. Sutarties objektas- buhalterinės apskaitos tvarkymas dvejybine apskaitos sistema, sudarant finansines, mokestines statistines ataskaitas ir <text:span text:style-name="T14">pateikimas </text:span>ataskaitų vartotojams įstatymų nustatyta tv<text:span text:style-name="T14">a</text:span>rka. <text:span text:style-name="T14">Apskaita tvarkoma kalendoriniais metais.</text:span></text:p>
      <text:p text:style-name="P8">2. Paslaugos teikiamos nuo <text:span text:style-name="T28">2017-0</text:span><text:span text:style-name="T27">6</text:span><text:span text:style-name="T28">-01</text:span> neterminuotai. </text:p>
      <text:p text:style-name="P8">3. Vykdytojas įsipareigoja tvarkyti užsakovo buhalterinę apskaitą nuo <text:span text:style-name="T1">užsakovo pateiktų </text:span>pirminių dokumentų <text:s/>registravimo iki finansinės atskaitomybės pateikimo užsakovui, įskaitant reikalingų deklaracijų teikimą valstybinėms institucijoms. <text:span text:style-name="T1">Pasikeitus teisės aktams, situacija aptariama su užsakovu dėl padidėjusių/sumažėjusių/ nekitusių kaštų, terminų ir kitų sąlygų.</text:span></text:p>
      <text:p text:style-name="P9">4. Užsakovas įsipareigoja pateikti visus reikalingus, teisingai įformintus dokumentus <text:span text:style-name="T2">bei informaciją teisingam apskaitos tvarkymui ir laiku atsiskaityti už suteiktas paslauga pagal pateiktas sąskaitas faktūras.</text:span></text:p>
      <text:p text:style-name="P10">5. Atsiskaitymo tvarka; užsa<text:span text:style-name="T14">k</text:span>ovas atsiskaito už paslaugas pagal pateiktas sąskaitas-faktūras. Paslaugos įkainis nustatomas <text:span text:style-name="T25">228,25</text:span><text:span text:style-name="T19"> </text:span><text:span text:style-name="T17">eurų</text:span> per mėnesį. <text:span text:style-name="T16">Mėnesinį paslaugų įkainį sumokėti </text:span><text:s/>iki sekančo mėnesio 31 d. Atlygis indeksuojamas atskiru susitarimu, <text:span text:style-name="T14">jei toks susitarimas yra būtinas</text:span>. <text:span text:style-name="T17">Apie tokio susitarimo būtinumą užsakovas informuoja raštu.</text:span> Už papildomus darbus apmokama atskiru susitarimu.</text:p>
      <text:p text:style-name="P10">6. Ši sutartis gali būti keičiama, papildoma, nutraukiama šaliu su<text:span text:style-name="T14">s</text:span>itarimu arba bet kurios šalies iniciatyva informuojant kitą šalį prieš vieną kalendorinį mėnesį, iki sutarties nutraukimo turi būti pilnai atsisk<text:span text:style-name="T3">ai</text:span>tyta už paslaugas ir grąžinti <text:span text:style-name="T3">dokumentai užsakovui proporcingai atliktiems darbams. Užsakovas neteikia archyvavimo paslaugų.</text:span></text:p>
      <text:p text:style-name="P1">7. Ši sutartis sudaryta 2 (dviem) egzemplioriais, turinčiais vienodą juridinę galią. Iškilę gi<text:span text:style-name="T14">n</text:span>čai sprendžiami LR įstatymų nustatyta tvarka.</text:p>
      <text:p text:style-name="P1">8. Šalių atsakomybė už buhalterinę apskaitą numatyta LR Buhalterinės apskaitos įstatyme.</text:p>
      <text:p text:style-name="P5">9. Ši sutartis yra konfidenciali ir negali būti atskleista tretiesiems asmenims visą sutarties vykdymo laikotarpį ir 1 (vienerius) metus po sutarties nutraukimo, nebent konfidencialios <text:span text:style-name="T20">informacijos atskleidimas yra būtinas LR įstatymų nustatyta tvarka.</text:span></text:p>
      <text:p text:style-name="P1"/>
      <text:p text:style-name="P2"/>
      <text:p text:style-name="P3">Direktorius Andrius Norkus<text:tab/><text:tab/><text:tab/><text:tab/><text:tab/><text:span text:style-name="T21">Algimantas Čėjauskas</text:span><text:tab/><text:tab/><text:tab/><text:tab/></text:p>
      <text:p text:style-name="P3">UAB Alūzo transportas<text:tab/><text:tab/><text:tab/><text:tab/><text:tab/><text:span text:style-name="T18">a.k.35706160405</text:span></text:p>
      <text:p text:style-name="P4">įm.k. 301151289<text:tab/><text:tab/><text:tab/><text:tab/><text:tab/><text:tab/><text:span text:style-name="T21">Tučių k.</text:span><text:tab/><text:tab/><text:tab/></text:p>
      <text:p text:style-name="P3">A.Mickevičiaus g. 3-46 Šiauliai<text:tab/><text:tab/><text:tab/><text:tab/><text:span text:style-name="T21">Nevarėnų sen. Telšių raj..</text:span></text:p>
      <text:p text:style-name="P3">A.s. LT567290000006467266<text:tab/><text:tab/><text:tab/><text:tab/><text:span text:style-name="T18">A.s. LT895011300010000342</text:span></text:p>
      <text:p text:style-name="P4">AB Citadelė <text:span text:style-name="T14">bankas<text:tab/><text:tab/><text:tab/><text:tab/><text:tab/><text:tab/>KU Germanto lobis</text:span></text:p>
      <text:p text:style-name="P11">el.p. <text:a xlink:type="simple" xlink:href="mailto:aluzotransportas@gmail.com" text:style-name="Internet_20_link" text:visited-style-name="Visited_20_Internet_20_Link">aluzotransportas@gmail.com</text:a><text:tab/><text:tab/><text:tab/><text:tab/>el.p. <text:a xlink:type="simple" xlink:href="mailto:algirdaspoze@gmail.com" text:style-name="Internet_20_link" text:visited-style-name="Visited_20_Internet_20_Link"><text:span text:style-name="T21">a</text:span></text:a><text:span text:style-name="T21">lgimantas.ce@gmail.com</text:span></text:p>
      <text:p text:style-name="P11">tel. 864541649<text:tab/><text:tab/><text:tab/><text:tab/><text:tab/><text:tab/>tel. <text:span text:style-name="T22">861571671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1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9S</meta:editing-duration>
    <meta:editing-cycles>7</meta:editing-cycles>
    <meta:generator>LibreOffice/5.3.4.2$Windows_X86_64 LibreOffice_project/f82d347ccc0be322489bf7da61d7e4ad13fe2ff3</meta:generator>
    <dc:date>2017-11-03T17:11:55.702000000</dc:date>
    <meta:print-date>2017-10-09T10:36:17.742000000</meta:print-date>
    <meta:document-statistic meta:table-count="0" meta:image-count="0" meta:object-count="0" meta:page-count="1" meta:paragraph-count="21" meta:word-count="310" meta:character-count="2688" meta:non-whitespace-character-count="2355"/>
    <meta:user-defined meta:name="Info 1"/>
    <meta:user-defined meta:name="Info 2"/>
    <meta:user-defined meta:name="Info 3"/>
    <meta:user-defined meta:name="Info 4"/>
  </office:meta>
</office:document-meta>
</file>